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3fd6" officeooo:paragraph-rsid="00013fd6"/>
    </style:style>
    <style:style style:name="P2" style:family="paragraph" style:parent-style-name="Standard">
      <style:paragraph-properties fo:text-align="center" style:justify-single-word="false"/>
      <style:text-properties fo:font-weight="bold" officeooo:rsid="00013fd6" officeooo:paragraph-rsid="00013fd6" style:font-weight-asian="bold" style:font-weight-complex="bold"/>
    </style:style>
    <style:style style:name="T1" style:family="text">
      <style:text-properties officeooo:rsid="00022d31"/>
    </style:style>
    <style:style style:name="T2" style:family="text">
      <style:text-properties officeooo:rsid="00038e24"/>
    </style:style>
    <style:style style:name="T3" style:family="text">
      <style:text-properties officeooo:rsid="00057a12"/>
    </style:style>
    <style:style style:name="T4" style:family="text">
      <style:text-properties officeooo:rsid="000651f0"/>
    </style:style>
    <style:style style:name="T5" style:family="text">
      <style:text-properties officeooo:rsid="000904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ild Crypto++ using MinGW on Microsoft Windows</text:p>
      <text:p text:style-name="P1"/>
      <text:p text:style-name="P1">The easiest solution to build Crypto++ on Windows <text:span text:style-name="T5">and MinGW</text:span> relies on qmake. Therefore, you should have Qt installed to build the library. Please note that the built library using this method does not need Qt libraries in order to function properly. We only need qmake to generate the appropriate makefiles in order to be able to build Crypto++ on MinGW and Windows platform.</text:p>
      <text:p text:style-name="P1"/>
      <text:p text:style-name="P1">1. Open an instance of cmd.exe and navigate to the extracted source directory of Crypto++ (e.g. cryptopp56<text:span text:style-name="T1">2</text:span>).</text:p>
      <text:p text:style-name="P1"/>
      <text:p text:style-name="P1">2. Then run the following commands:</text:p>
      <text:p text:style-name="P1"/>
      <text:p text:style-name="P1"><text:span text:style-name="T2">$ </text:span>erase /f GNUmakefile</text:p>
      <text:p text:style-name="P1"><text:span text:style-name="T2">$ </text:span>qmake -project</text:p>
      <text:p text:style-name="P1"/>
      <text:p text:style-name="P1">3. Now there should be a file named CURRENT_DIRECTORY.pro (e.g. cryptopp56<text:span text:style-name="T2">2</text:span>.pro) which <text:span text:style-name="T2">has been</text:span> generate<text:span text:style-name="T2">d</text:span> by the previous qmake command. Open the generated .pro file in your favorite editor and make the following changes:</text:p>
      <text:p text:style-name="P1"/>
      <text:p text:style-name="P1">#TEMPLATE = app</text:p>
      <text:p text:style-name="P1">#TARGET = cryptopp56<text:span text:style-name="T3">2</text:span></text:p>
      <text:p text:style-name="P1">#INCLUDEPATH += .</text:p>
      <text:p text:style-name="P1"/>
      <text:p text:style-name="P1">TEMPLATE = lib</text:p>
      <text:p text:style-name="P1">TARGET = cryptopp</text:p>
      <text:p text:style-name="P1">INCLUDEPATH += .</text:p>
      <text:p text:style-name="P1">CONFIG -= qt</text:p>
      <text:p text:style-name="P1">LIBS += -lws2_32</text:p>
      <text:p text:style-name="P1"/>
      <text:p text:style-name="P1">4. Open fipstest.cpp and replace every ‘OutputDebugString’ with ‘OutputDebugStringA’.</text:p>
      <text:p text:style-name="P1"/>
      <text:p text:style-name="P1">5. Finally, generate the proper makefiles and build the library by using the following commands:</text:p>
      <text:p text:style-name="P1"/>
      <text:p text:style-name="P1"><text:span text:style-name="T4">$ </text:span>qmake</text:p>
      <text:p text:style-name="P1"><text:span text:style-name="T4">$ </text:span>mingw32-make all -j&lt;NUMBER_OF_YOUR_CPU_CORES + 1&gt;</text:p>
      <text:p text:style-name="P1"/>
      <text:p text:style-name="P1">6. Copy the following .dll (shared) and .a (static) files, generated for both debug and release variants to YOUR_COMPILER_LINK_PATH.</text:p>
      <text:p text:style-name="P1"/>
      <text:p text:style-name="P1">CRYPTOPP_SOURCE_DIRECTORY/debug/cryptopp.dll</text:p>
      <text:p text:style-name="P1">CRYPTOPP_SOURCE_DIRECTORY/debug/libcryptopp.a</text:p>
      <text:p text:style-name="P1">CRYPTOPP_SOURCE_DIRECTORY/release/cryptopp.dll</text:p>
      <text:p text:style-name="P1">CRYPTOPP_SOURCE_DIRECTORY/release/libcryptopp.a</text:p>
      <text:p text:style-name="P1"/>
      <text:p text:style-name="P1">7. Copy CRYPTOPP_SOURCE_DIRECTORY/*.h files to YOUR_COMPILER_INCLUDE_PATH/cryptopp/ in order to be able to include Crypto++ headers from your own cod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08:38:47.517000000</meta:creation-date>
    <dc:date>2013-10-28T09:29:12.702000000</dc:date>
    <meta:editing-duration>PT11M26S</meta:editing-duration>
    <meta:editing-cycles>9</meta:editing-cycles>
    <meta:generator>LibreOffice/4.1.1.2$Windows_x86 LibreOffice_project/7e4286b58adc75a14f6d83f53a03b6c11fa2903</meta:generator>
    <meta:document-statistic meta:table-count="0" meta:image-count="0" meta:object-count="0" meta:page-count="1" meta:paragraph-count="25" meta:word-count="233" meta:character-count="1657" meta:non-whitespace-character-count="1449"/>
  </office:meta>
</office:document-meta>
</file>